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56af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6afc" officeooo:paragraph-rsid="00056af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6afc" officeooo:paragraph-rsid="00056af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officeooo:paragraph-rsid="00056afc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6afc" officeooo:paragraph-rsid="00056af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6afc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S6910 </text:span></text:p>
      <text:p text:style-name="P4"><text:span text:style-name="T1">Fundamentals of Deep Learning</text:span></text:p>
      <text:p text:style-name="P1">Code Assignment -1 February 2020</text:p>
      <text:p text:style-name="P2">Team 1: Arnav M(CS17B110), Samuel J(CS17B026) and Vamsi KV(CS17B045)</text:p>
      <text:p text:style-name="P2"/>
      <text:p text:style-name="P3">Neural Network Class:</text:p>
      <text:p text:style-name="P5">import numpy as np </text:p>
      <text:p text:style-name="P5">import matplotlib.pyplot as plt</text:p>
      <text:p text:style-name="P5">import pickle</text:p>
      <text:p text:style-name="P5"/>
      <text:p text:style-name="P5">def mk_confusion_matrix(harvest):</text:p>
      <text:p text:style-name="P5"><text:s text:c="4"/>fig, ax = plt.subplots()</text:p>
      <text:p text:style-name="P5"><text:s text:c="4"/>ax.imshow(harvest)</text:p>
      <text:p text:style-name="P5"/>
      <text:p text:style-name="P5"><text:s text:c="4"/># Loop over data dimensions and create text annotations.</text:p>
      <text:p text:style-name="P5"><text:s text:c="4"/>for i in range(harvest.shape[0]):</text:p>
      <text:p text:style-name="P5"><text:s text:c="8"/>for j in range(harvest.shape[1]):</text:p>
      <text:p text:style-name="P5"><text:s text:c="12"/>ax.text(j, i, harvest[i, j],</text:p>
      <text:p text:style-name="P5"><text:s text:c="24"/>ha="center", va="center", color="w")</text:p>
      <text:p text:style-name="P5"/>
      <text:p text:style-name="P5"><text:s text:c="4"/>ax.set_title("Confusion Matrix")</text:p>
      <text:p text:style-name="P5"><text:s text:c="4"/>fig.tight_layout()</text:p>
      <text:p text:style-name="P5"><text:s text:c="4"/>plt.show()</text:p>
      <text:p text:style-name="P5"/>
      <text:p text:style-name="P5">class Sequential:</text:p>
      <text:p text:style-name="P5"><text:s text:c="4"/># Local state variables:</text:p>
      <text:p text:style-name="P5"><text:s text:c="4"/># The first elt of all the lists are </text:p>
      <text:p text:style-name="P5"><text:s text:c="4"/># initialized to 0 so that it will be 1 indexed. </text:p>
      <text:p text:style-name="P5"><text:s text:c="4"/># This for all except s and num_per_layer, where s[0] gives the input </text:p>
      <text:p text:style-name="P5"><text:s text:c="4"/># vector:</text:p>
      <text:p text:style-name="P5"><text:s text:c="4"/>L = 0; nL= []; strfL = [0]; fL = [0]; dL = [0]; t = 0</text:p>
      <text:p text:style-name="P5"><text:s text:c="4"/>W = [0]; dW = [0]</text:p>
      <text:p text:style-name="P5"><text:s text:c="4"/>b = [0]; db = [0]</text:p>
      <text:p text:style-name="P5"><text:s text:c="4"/>a = [0]; da = [0]</text:p>
      <text:p text:style-name="P5"><text:s text:c="4"/>s = []</text:p>
      <text:p text:style-name="P5"><text:s text:c="4"/>delta = [0]</text:p>
      <text:p text:style-name="P5"><text:s text:c="4"/>bkprop_fn = 0</text:p>
      <text:p text:style-name="P5"><text:s text:c="4"/>prev_loss = 0</text:p>
      <text:p text:style-name="P5"><text:s text:c="4"/>lossf = 0</text:p>
      <text:p text:style-name="P5"><text:s text:c="4"/>curr_loss = 0</text:p>
      <text:p text:style-name="P5"><text:s text:c="4"/>prev_loss = np.array([[0]])</text:p>
      <text:p text:style-name="P5"><text:s text:c="4"/>r = [0]; q = [0]</text:p>
      <text:p text:style-name="P5"><text:s text:c="4"/>r_b = [0]; q_b = [0]</text:p>
      <text:p text:style-name="P5"><text:s text:c="4"/>pm1 = 1; pm2 = 1</text:p>
      <text:p text:style-name="P5"><text:s text:c="4"/>lamb=0</text:p>
      <text:p text:style-name="P5"/>
      <text:p text:style-name="P5"><text:s text:c="4"/># Activation functions:</text:p>
      <text:p text:style-name="P5"><text:s text:c="4"/>def Tanh(self, l):</text:p>
      <text:p text:style-name="P5"><text:s text:c="8"/>return np.tanh(self.a[l])</text:p>
      <text:p text:style-name="P5"/>
      <text:p text:style-name="P5"><text:s text:c="4"/>def dTanh(self, l):</text:p>
      <text:p text:style-name="P5"><text:s text:c="8"/># print(l, self.a[l])</text:p>
      <text:p text:style-name="P5"><text:soft-page-break/><text:s text:c="8"/>return 1-self.s[l]**2</text:p>
      <text:p text:style-name="P5"/>
      <text:p text:style-name="P5"><text:s text:c="4"/>def Softmax(self, l):</text:p>
      <text:p text:style-name="P5"><text:s text:c="8"/>return np.exp(self.a[l])/np.sum(np.exp(self.a[l]),axis = 0, keepdims = True)</text:p>
      <text:p text:style-name="P5"/>
      <text:p text:style-name="P5"><text:s text:c="4"/>def Lin(self, l):</text:p>
      <text:p text:style-name="P5"><text:s text:c="8"/>return self.a[l]</text:p>
      <text:p text:style-name="P5"><text:s text:c="4"/></text:p>
      <text:p text:style-name="P5"><text:s text:c="4"/>def dLin(self,l):</text:p>
      <text:p text:style-name="P5"><text:s text:c="8"/>return 1</text:p>
      <text:p text:style-name="P5"/>
      <text:p text:style-name="P5"><text:s text:c="4"/>dict_f = {'tanh': Tanh, 'softmax': Softmax, 'linear': Lin}</text:p>
      <text:p text:style-name="P5"><text:s text:c="4"/>dict_df = {'tanh': dTanh,'linear':dLin}</text:p>
      <text:p text:style-name="P5"><text:s text:c="4"/></text:p>
      <text:p text:style-name="P5"><text:s text:c="4"/># Constructor for the class:</text:p>
      <text:p text:style-name="P5"><text:s text:c="4"/>def __init__(self, layer_info):</text:p>
      <text:p text:style-name="P5"><text:s text:c="8"/>self.L = len(layer_info)-1</text:p>
      <text:p text:style-name="P5"><text:s text:c="8"/>for i in range(self.L+1):</text:p>
      <text:p text:style-name="P5"><text:s text:c="12"/>self.nL.append(layer_info[i][0]) <text:s text:c="11"/></text:p>
      <text:p text:style-name="P5"><text:s text:c="12"/>self.s.append(np.zeros((self.nL[i], 1)))</text:p>
      <text:p text:style-name="P5"><text:s text:c="12"/>if i &gt; 0:</text:p>
      <text:p text:style-name="P5"><text:s text:c="16"/>self.strfL.append(layer_info[i][1])</text:p>
      <text:p text:style-name="P5"><text:s text:c="16"/>self.fL.append(self.dict_f[layer_info[i][1]])</text:p>
      <text:p text:style-name="P5"><text:s text:c="16"/>self.W.append(np.random.rand(self.nL[i-1], self.nL[i])-0.5)</text:p>
      <text:p text:style-name="P5"><text:s text:c="16"/>self.dW.append(np.zeros((self.nL[i-1], self.nL[i])))</text:p>
      <text:p text:style-name="P5"><text:s text:c="16"/>self.b.append(np.random.rand(self.nL[i], 1)-0.5)</text:p>
      <text:p text:style-name="P5"><text:s text:c="16"/>self.db.append(np.zeros((self.nL[i], 1)))</text:p>
      <text:p text:style-name="P5"><text:s text:c="16"/>self.a.append(np.zeros((self.nL[i], 1)))</text:p>
      <text:p text:style-name="P5"><text:s text:c="16"/>self.da.append(np.zeros((self.nL[i], 1)))</text:p>
      <text:p text:style-name="P5"><text:s text:c="16"/>self.delta.append(np.zeros((self.nL[i], 1)))</text:p>
      <text:p text:style-name="P5"><text:s text:c="16"/>self.r.append(np.zeros((self.nL[i-1], self.nL[i])))</text:p>
      <text:p text:style-name="P5"><text:s text:c="16"/>self.q.append(np.zeros((self.nL[i-1], self.nL[i]))) <text:s text:c="6"/></text:p>
      <text:p text:style-name="P5"><text:s text:c="16"/>self.r_b.append(np.zeros((self.nL[i], 1)))</text:p>
      <text:p text:style-name="P5"><text:s text:c="16"/>self.q_b.append(np.zeros((self.nL[i], 1)))</text:p>
      <text:p text:style-name="P5"><text:s text:c="12"/>if i &gt; 0 and i &lt; self.L:</text:p>
      <text:p text:style-name="P5"><text:s text:c="16"/>self.dL.append(self.dict_df[layer_info[i][1]])</text:p>
      <text:p text:style-name="P5"><text:s text:c="4"/></text:p>
      <text:p text:style-name="P5"><text:s text:c="4"/>def loadWb(self, strf):</text:p>
      <text:p text:style-name="P5"><text:s text:c="8"/>f = open(strf, "rb")</text:p>
      <text:p text:style-name="P5"><text:s text:c="8"/>self.W, self.b = pickle.load(f)</text:p>
      <text:p text:style-name="P5"><text:s text:c="8"/>f.close()</text:p>
      <text:p text:style-name="P5"/>
      <text:p text:style-name="P5"/>
      <text:p text:style-name="P5"><text:s text:c="4"/>def fwprop_fn(self, flag = True):</text:p>
      <text:p text:style-name="P5"><text:s text:c="8"/>for l in range(1, self.L+1):</text:p>
      <text:p text:style-name="P5"><text:s text:c="12"/># print(np.shape(self.W[l]))</text:p>
      <text:p text:style-name="P5"><text:s text:c="12"/># print(np.shape(self.s[l-1]))</text:p>
      <text:p text:style-name="P5"><text:s text:c="12"/># print(np.shape(self.b[l]))</text:p>
      <text:p text:style-name="P5"><text:s text:c="12"/># print(np.shape(np.transpose(self.W[l])@self.s[l-1])) <text:s text:c="11"/></text:p>
      <text:p text:style-name="P5"><text:s text:c="12"/>self.a[l] = (np.transpose(self.W[l])@self.s[l-1])+self.b[l]</text:p>
      <text:p text:style-name="P5"><text:s text:c="12"/>self.s[l] = self.fL[l](self, l)</text:p>
      <text:p text:style-name="P5"><text:s text:c="12"/>if not l == self.L:</text:p>
      <text:p text:style-name="P5"><text:soft-page-break/><text:s text:c="16"/>self.da[l] = self.dL[l](self, l)</text:p>
      <text:p text:style-name="P5"><text:s text:c="12"/>if (not l == 1) and (not l == self.L) and flag:</text:p>
      <text:p text:style-name="P5"><text:s text:c="16"/>siz = self.nL[l]</text:p>
      <text:p text:style-name="P5"><text:s text:c="16"/>shuf = np.arange(siz)</text:p>
      <text:p text:style-name="P5"><text:s text:c="16"/>np.random.shuffle(shuf)</text:p>
      <text:p text:style-name="P5"><text:s text:c="16"/># print(shuf)</text:p>
      <text:p text:style-name="P5"><text:s text:c="16"/>dropout = np.zeros(shuf.shape, dtype=bool)</text:p>
      <text:p text:style-name="P5"><text:s text:c="16"/>dropout[shuf[:int(0.4*siz)]] = True</text:p>
      <text:p text:style-name="P5"><text:s text:c="16"/># print(dropout)</text:p>
      <text:p text:style-name="P5"><text:s text:c="16"/>dropout = np.reshape(dropout, self.s[l].shape)</text:p>
      <text:p text:style-name="P5"><text:s text:c="16"/>self.s[l][dropout] = 0</text:p>
      <text:p text:style-name="P5"><text:s text:c="16"/># print(self.s[l])</text:p>
      <text:p text:style-name="P5"><text:s text:c="16"/>np.random.shuffle(shuf)</text:p>
      <text:p text:style-name="P5"><text:s text:c="16"/></text:p>
      <text:p text:style-name="P5"><text:s text:c="8"/>self.curr_loss += self.lossf(self)</text:p>
      <text:p text:style-name="P5"/>
      <text:p text:style-name="P5"><text:s text:c="4"/>def computeDelta(self):</text:p>
      <text:p text:style-name="P5"><text:s text:c="8"/># compute the delta next:</text:p>
      <text:p text:style-name="P5"><text:s text:c="8"/>self.delta[self.L] = self.t - self.s[self.L]</text:p>
      <text:p text:style-name="P5"><text:s text:c="8"/>for l in range(self.L-1, 0, -1):</text:p>
      <text:p text:style-name="P5"><text:s text:c="12"/>self.delta[l] = np.multiply(self.da[l], self.W[l+1]@self.delta[l+1])</text:p>
      <text:p text:style-name="P5"><text:s text:c="8"/></text:p>
      <text:p text:style-name="P5"><text:s text:c="4"/>def deltaOptimizer(self, learning_rate):</text:p>
      <text:p text:style-name="P5"><text:s text:c="8"/>self.computeDelta()</text:p>
      <text:p text:style-name="P5"><text:s text:c="8"/>for l in range(1, self.L+1):</text:p>
      <text:p text:style-name="P5"><text:s text:c="12"/>self.dW[l] = learning_rate*self.s[l-1]@np.transpose(self.delta[l])</text:p>
      <text:p text:style-name="P5"><text:s text:c="12"/>self.W[l] += self.dW[l]</text:p>
      <text:p text:style-name="P5"><text:s text:c="12"/>self.db[l] = learning_rate*self.delta[l]</text:p>
      <text:p text:style-name="P5"><text:s text:c="12"/>self.b[l] += self.db[l]</text:p>
      <text:p text:style-name="P5"/>
      <text:p text:style-name="P5"><text:s text:c="12"/>'''self.dW[l] = learning_rate*( self.s[l-1]@np.transpose(self.delta[l]) + self.lamb*self.W[l] )</text:p>
      <text:p text:style-name="P5"><text:s text:c="12"/>self.W[l] += self.dW[l]</text:p>
      <text:p text:style-name="P5"><text:s text:c="12"/>self.db[l] = learning_rate*( self.delta[l] + self.lamb*self.b[l] )</text:p>
      <text:p text:style-name="P5"><text:s text:c="12"/>self.b[l] += self.db[l]'''</text:p>
      <text:p text:style-name="P5"><text:s text:c="4"/></text:p>
      <text:p text:style-name="P5"><text:s text:c="4"/>def genDeltaOptimizer(self, learning_rate, momentum_factor=.01):</text:p>
      <text:p text:style-name="P5"><text:s text:c="8"/>self.computeDelta()</text:p>
      <text:p text:style-name="P5"><text:s text:c="8"/>for l in range(1, self.L+1):</text:p>
      <text:p text:style-name="P5"><text:s text:c="12"/># print(np.shape(momentum_factor*self.dW[l]))</text:p>
      <text:p text:style-name="P5"><text:s text:c="12"/># print(np.shape(learning_rate*self.s[l-1]@np.transpose(self.delta[l])))</text:p>
      <text:p text:style-name="P5"><text:s text:c="12"/>self.dW[l] = learning_rate*self.s[l-1]@np.transpose(self.delta[l])-momentum_factor*self.dW[l]</text:p>
      <text:p text:style-name="P5"><text:s text:c="12"/>self.W[l] += self.dW[l]</text:p>
      <text:p text:style-name="P5"><text:s text:c="12"/>self.db[l] = learning_rate*self.delta[l]-momentum_factor*self.db[l]</text:p>
      <text:p text:style-name="P5"><text:s text:c="12"/>self.b[l] += self.db[l] <text:s text:c="7"/></text:p>
      <text:p text:style-name="P5"/>
      <text:p text:style-name="P5"><text:s text:c="4"/>def adamOptimizer(self, learning_rate, rho1=0.9, rho2=0.999, epsilon=1e-8):</text:p>
      <text:p text:style-name="P5"><text:s text:c="8"/>self.pm1 *= rho1</text:p>
      <text:p text:style-name="P5"><text:s text:c="8"/>self.pm2 *= rho2</text:p>
      <text:p text:style-name="P5"><text:s text:c="8"/>self.computeDelta()</text:p>
      <text:p text:style-name="P5"><text:s text:c="8"/>for l in range(1, self.L+1):</text:p>
      <text:p text:style-name="P5"><text:s text:c="12"/>self.q[l] = rho1*self.q[l]+(1-rho1)*self.s[l-1]@np.transpose(self.delta[l])</text:p>
      <text:p text:style-name="P5"><text:soft-page-break/><text:s text:c="12"/>self.r[l] = rho2*self.r[l]+(1-rho2)*((self.s[l-1]@np.transpose(self.delta[l]))**2)</text:p>
      <text:p text:style-name="P5"><text:s text:c="12"/>qhat = self.q[l]/(1-self.pm1)</text:p>
      <text:p text:style-name="P5"><text:s text:c="12"/>rhat = self.r[l]/(1-self.pm2)</text:p>
      <text:p text:style-name="P5"><text:s text:c="12"/>self.dW[l] = learning_rate*qhat/(epsilon+(rhat)**0.5)</text:p>
      <text:p text:style-name="P5"><text:s text:c="12"/>self.W[l] += self.dW[l]</text:p>
      <text:p text:style-name="P5"/>
      <text:p text:style-name="P5"><text:s text:c="12"/>#biases</text:p>
      <text:p text:style-name="P5"><text:s text:c="12"/>self.q_b[l] = rho1*self.q_b[l]+(1-rho1)*self.delta[l]</text:p>
      <text:p text:style-name="P5"><text:s text:c="12"/>self.r_b[l] = rho2*self.r_b[l]+(1-rho2)*self.delta[l]**2</text:p>
      <text:p text:style-name="P5"><text:s text:c="12"/>qhat_b = self.q_b[l]/(1-self.pm1)</text:p>
      <text:p text:style-name="P5"><text:s text:c="12"/>rhat_b = self.r_b[l]/(1-self.pm2)</text:p>
      <text:p text:style-name="P5"><text:s text:c="12"/>self.db[l] = learning_rate*qhat_b/(epsilon+(rhat_b)**0.5)</text:p>
      <text:p text:style-name="P5"><text:s text:c="12"/>self.b[l] += self.db[l]</text:p>
      <text:p text:style-name="P5"/>
      <text:p text:style-name="P5"/>
      <text:p text:style-name="P5"><text:s text:c="4"/>dict_opt = {'delta': deltaOptimizer, 'generalized delta': genDeltaOptimizer, 'adam': adamOptimizer}</text:p>
      <text:p text:style-name="P5"/>
      <text:p text:style-name="P5"><text:s text:c="4"/>def crossEntropy(self):</text:p>
      <text:p text:style-name="P5"><text:s text:c="8"/>return -np.sum(np.multiply(self.t,np.log(self.s[self.L])), axis = 0, keepdims = True)</text:p>
      <text:p text:style-name="P5"><text:s text:c="4"/></text:p>
      <text:p text:style-name="P5"><text:s text:c="4"/>def sumOfSquares(self):</text:p>
      <text:p text:style-name="P5"><text:s text:c="8"/>return 0.5*np.sum((self.t-self.s[self.L])**2, axis = 0, keepdims = True)</text:p>
      <text:p text:style-name="P5"/>
      <text:p text:style-name="P5"><text:s text:c="4"/>dict_loss = {'cross entropy': crossEntropy, 'sum of squares': sumOfSquares}</text:p>
      <text:p text:style-name="P5"/>
      <text:p text:style-name="P5"><text:s text:c="4"/>def compile(self, optimizer = 'delta', loss = 'cross entropy'):</text:p>
      <text:p text:style-name="P5"><text:s text:c="8"/>self.bkprop_fn = self.dict_opt[optimizer]</text:p>
      <text:p text:style-name="P5"><text:s text:c="8"/>self.lossf = self.dict_loss[loss]</text:p>
      <text:p text:style-name="P5"/>
      <text:p text:style-name="P5"><text:s text:c="4"/>def fit_r(self, in_v, out_v, E):</text:p>
      <text:p text:style-name="P5"><text:s text:c="8"/>storage = open("epoch_loss_img.txt", "w")</text:p>
      <text:p text:style-name="P5"><text:s text:c="8"/>for epoch in range(E):</text:p>
      <text:p text:style-name="P5"><text:s text:c="12"/>error = 0</text:p>
      <text:p text:style-name="P5"><text:s text:c="12"/>print(f"Epoch #{epoch}:", end = ' ')</text:p>
      <text:p text:style-name="P5"><text:s text:c="12"/>for x, y in zip(in_v, out_v):</text:p>
      <text:p text:style-name="P5"><text:s text:c="16"/>self.t = y</text:p>
      <text:p text:style-name="P5"><text:s text:c="16"/>self.s[0] = np.copy(np.reshape(x, (np.shape(x)[0], 1)))</text:p>
      <text:p text:style-name="P5"><text:s text:c="16"/>self.fwprop_fn()</text:p>
      <text:p text:style-name="P5"><text:s text:c="16"/>self.bkprop_fn(self, 0.00003, 0.01)</text:p>
      <text:p text:style-name="P5"><text:s text:c="16"/>error += (self.t - self.s[self.L][0])**2</text:p>
      <text:p text:style-name="P5"><text:s text:c="16"/>if epoch == E-1 : </text:p>
      <text:p text:style-name="P5"><text:s text:c="20"/>plt.scatter([self.t], [self.s[self.L][0]])</text:p>
      <text:p text:style-name="P5"><text:s text:c="12"/>storage.write(f"{epoch} {error[0]/in_v.shape[0]}\n")</text:p>
      <text:p text:style-name="P5"><text:s text:c="12"/></text:p>
      <text:p text:style-name="P5"><text:s text:c="12"/>print(f"Avg Error = {error/in_v.shape[0]}")</text:p>
      <text:p text:style-name="P5"><text:s text:c="8"/>plt.axis('equal')</text:p>
      <text:p text:style-name="P5"><text:s text:c="8"/>plt.show()</text:p>
      <text:p text:style-name="P5"><text:s text:c="8"/>f = open("weights.pkl", "wb")</text:p>
      <text:p text:style-name="P5"><text:s text:c="8"/>pickle.dump((self.W, self.b), f)</text:p>
      <text:p text:style-name="P5"><text:s text:c="8"/>f.close()</text:p>
      <text:p text:style-name="P5"/>
      <text:p text:style-name="P5"><text:soft-page-break/></text:p>
      <text:p text:style-name="P5"/>
      <text:p text:style-name="P5"><text:s text:c="4"/>def fit(self, in_v, out_v, valin, valo, E):</text:p>
      <text:p text:style-name="P5"><text:s text:c="8"/>storage = open("epoch_loss_img.txt", "w")</text:p>
      <text:p text:style-name="P5"><text:s text:c="8"/>for epoch in range(E):</text:p>
      <text:p text:style-name="P5"><text:s text:c="12"/>corr = 0; incorr = 0</text:p>
      <text:p text:style-name="P5"><text:s text:c="12"/>self.curr_loss = 0 <text:s text:c="11"/></text:p>
      <text:p text:style-name="P5"><text:s text:c="12"/># print("W: ", self.W)</text:p>
      <text:p text:style-name="P5"><text:s text:c="12"/>print(f"Epoch #{epoch}: ", end=' ')</text:p>
      <text:p text:style-name="P5"><text:s text:c="12"/>for x, y in zip(in_v, out_v):</text:p>
      <text:p text:style-name="P5"><text:s text:c="16"/>self.t = np.zeros((self.nL[self.L], 1))</text:p>
      <text:p text:style-name="P5"><text:s text:c="16"/>self.t[int(y), 0] = 1.</text:p>
      <text:p text:style-name="P5"><text:s text:c="16"/>self.s[0] = np.copy(np.reshape(x, (np.shape(x)[0], 1)))</text:p>
      <text:p text:style-name="P5"><text:s text:c="16"/>self.fwprop_fn()</text:p>
      <text:p text:style-name="P5"><text:s text:c="16"/>self.bkprop_fn(self, 0.01)</text:p>
      <text:p text:style-name="P5"><text:s text:c="16"/>if np.argmax(self.s[self.L]) == y:</text:p>
      <text:p text:style-name="P5"><text:s text:c="20"/>corr += 1</text:p>
      <text:p text:style-name="P5"><text:s text:c="16"/>else:</text:p>
      <text:p text:style-name="P5"><text:s text:c="20"/>incorr += 1</text:p>
      <text:p text:style-name="P5"><text:s text:c="12"/>storage.write(f"{epoch} {self.curr_loss[0, 0]} {100*(corr/(incorr+corr))}\n")</text:p>
      <text:p text:style-name="P5"><text:s text:c="12"/>print(f'Current loss: {self.curr_loss}',end=' ' )</text:p>
      <text:p text:style-name="P5"/>
      <text:p text:style-name="P5"><text:s text:c="12"/>acc = self.test(valin, valo)</text:p>
      <text:p text:style-name="P5"><text:s text:c="12"/>print(f"Accuracy: {100*(corr/(incorr+corr))}")</text:p>
      <text:p text:style-name="P5"><text:s text:c="12"/>if 100*(corr/(incorr+corr)) &gt;=75 or acc &gt;= 52:</text:p>
      <text:p text:style-name="P5"><text:s text:c="16"/>break</text:p>
      <text:p text:style-name="P5"><text:s text:c="12"/># if abs(self.curr_loss[0, 0] - self.prev_loss[0, 0]) &lt;= 0.1:</text:p>
      <text:p text:style-name="P5"><text:s text:c="12"/># <text:s text:c="4"/>print(self.curr_loss, self.prev_loss)</text:p>
      <text:p text:style-name="P5"><text:s text:c="12"/># <text:s text:c="4"/>break</text:p>
      <text:p text:style-name="P5"><text:s text:c="12"/>self.prev_loss = np.copy(self.curr_loss)</text:p>
      <text:p text:style-name="P5"><text:s text:c="8"/>storage.close()</text:p>
      <text:p text:style-name="P5"><text:s text:c="8"/>f = open("weights.pkl", "wb")</text:p>
      <text:p text:style-name="P5"><text:s text:c="8"/>pickle.dump((self.W, self.b), f)</text:p>
      <text:p text:style-name="P5"><text:s text:c="8"/>f.close()</text:p>
      <text:p text:style-name="P5"/>
      <text:p text:style-name="P5"><text:s text:c="4"/># def test(self, in_v, out_v):</text:p>
      <text:p text:style-name="P5"><text:s text:c="4"/># <text:s text:c="4"/>corr = 0; incorr = 0</text:p>
      <text:p text:style-name="P5"><text:s text:c="4"/># <text:s text:c="4"/>for x, y in zip(in_v, out_v):</text:p>
      <text:p text:style-name="P5"><text:s text:c="4"/># <text:s text:c="8"/>self.t = np.zeros((self.nL[self.L], 1))</text:p>
      <text:p text:style-name="P5"><text:s text:c="4"/># <text:s text:c="8"/>self.t[int(y), 0] = 1.</text:p>
      <text:p text:style-name="P5"><text:s text:c="4"/># <text:s text:c="8"/>self.s[0] = np.copy(np.reshape(x, (np.shape(x)[0], 1)))</text:p>
      <text:p text:style-name="P5"><text:s text:c="4"/># <text:s text:c="8"/>self.fwprop_fn(flag=False)</text:p>
      <text:p text:style-name="P5"><text:s text:c="4"/># <text:s text:c="8"/>if np.argmax(self.s[self.L]) == y:</text:p>
      <text:p text:style-name="P5"><text:s text:c="4"/># <text:s text:c="12"/>corr += 1</text:p>
      <text:p text:style-name="P5"><text:s text:c="4"/># <text:s text:c="8"/>else:</text:p>
      <text:p text:style-name="P5"><text:s text:c="4"/># <text:s text:c="12"/>incorr += 1</text:p>
      <text:p text:style-name="P5"><text:s text:c="4"/># <text:s text:c="4"/>print(f"Accuracy of test: {100*corr/(corr+incorr)}", end = ' ')</text:p>
      <text:p text:style-name="P5"><text:s text:c="4"/># <text:s text:c="4"/>return 100*corr/(corr+incorr)</text:p>
      <text:p text:style-name="P5"/>
      <text:p text:style-name="P5"/>
      <text:p text:style-name="P5"><text:s text:c="4"/>def test(self, in_v, out_v):</text:p>
      <text:p text:style-name="P5"><text:s text:c="8"/>corr = 0; incorr = 0</text:p>
      <text:p text:style-name="P5"><text:soft-page-break/><text:s text:c="8"/>confusion = np.zeros((int(out_v.max()+1),int(out_v.max()+1)))</text:p>
      <text:p text:style-name="P5"><text:s text:c="8"/>for x, y in zip(in_v, out_v):</text:p>
      <text:p text:style-name="P5"><text:s text:c="12"/>self.t = np.zeros((self.nL[self.L], 1))</text:p>
      <text:p text:style-name="P5"><text:s text:c="12"/>self.t[int(y), 0] = 1.</text:p>
      <text:p text:style-name="P5"><text:s text:c="12"/>self.s[0] = np.copy(np.reshape(x, (np.shape(x)[0], 1)))</text:p>
      <text:p text:style-name="P5"><text:s text:c="12"/>self.fwprop_fn()</text:p>
      <text:p text:style-name="P5"><text:s text:c="12"/>if np.argmax(self.s[self.L]) == y:</text:p>
      <text:p text:style-name="P5"><text:s text:c="16"/>corr += 1</text:p>
      <text:p text:style-name="P5"><text:s text:c="12"/>else:</text:p>
      <text:p text:style-name="P5"><text:s text:c="16"/>incorr += 1</text:p>
      <text:p text:style-name="P5"><text:s text:c="12"/>confusion[int(np.argmax(self.s[self.L]))][int(y)]+=1</text:p>
      <text:p text:style-name="P5"><text:s text:c="8"/>print(confusion)</text:p>
      <text:p text:style-name="P5"><text:s text:c="8"/>mk_confusion_matrix(confusion)</text:p>
      <text:p text:style-name="P5"><text:s text:c="8"/>print(f"Accuracy of test: {100*corr/(corr+incorr)}", end = ' ')</text:p>
      <text:p text:style-name="P5"/>
      <text:p text:style-name="P5"><text:s text:c="4"/></text:p>
      <text:p text:style-name="P5"><text:s text:c="4"/>def test_r(self, in_v, out_v):</text:p>
      <text:p text:style-name="P5"><text:s text:c="8"/>#corr = 0; incorr = 0</text:p>
      <text:p text:style-name="P5"><text:s text:c="8"/>op=[]</text:p>
      <text:p text:style-name="P5"><text:s text:c="8"/>for x, y in zip(in_v, out_v):</text:p>
      <text:p text:style-name="P5"><text:s text:c="12"/>self.t = y</text:p>
      <text:p text:style-name="P5"><text:s text:c="12"/>self.s[0] = np.copy(np.reshape(x, (np.shape(x)[0], 1)))</text:p>
      <text:p text:style-name="P5"><text:s text:c="12"/>self.fwprop_fn(flag=False)</text:p>
      <text:p text:style-name="P5"><text:s text:c="12"/>op.append(self.s[self.L][0])</text:p>
      <text:p text:style-name="P5"><text:s text:c="8"/>return np.array(op)</text:p>
      <text:p text:style-name="P3"/>
      <text:p text:style-name="P3">Function Approximation:</text:p>
      <text:p text:style-name="P3">Training Driver:</text:p>
      <text:p text:style-name="P5">import NeuralNetwork_1 as nn </text:p>
      <text:p text:style-name="P5">import numpy as np</text:p>
      <text:p text:style-name="P5">import matplotlib.pyplot as plt</text:p>
      <text:p text:style-name="P5"/>
      <text:p text:style-name="P5">f = open("func_app_in/train100.txt",'r')</text:p>
      <text:p text:style-name="P5">l = f.readlines()[1:]</text:p>
      <text:p text:style-name="P5">f.close()</text:p>
      <text:p text:style-name="P5"/>
      <text:p text:style-name="P5">x = np.array([(float(s.split(' ')[0]), float(s.split(' ')[1])) for s in l])</text:p>
      <text:p text:style-name="P5">y = np.array([float(s.split(' ')[2]) for s in l])</text:p>
      <text:p text:style-name="P5">y = np.reshape(y, (np.shape(y)[0], 1))</text:p>
      <text:p text:style-name="P5"/>
      <text:p text:style-name="P5">f = open("func_app_in/val.txt",'r')</text:p>
      <text:p text:style-name="P5">l = f.readlines()[1:]</text:p>
      <text:p text:style-name="P5">f.close()</text:p>
      <text:p text:style-name="P5"/>
      <text:p text:style-name="P5">x_val = np.array([(float(s.split(' ')[0]), float(s.split(' ')[1])) for s in l])</text:p>
      <text:p text:style-name="P5">y_val = np.array([float(s.split(' ')[2]) for s in l])</text:p>
      <text:p text:style-name="P5">y_val = np.reshape(y_val, (np.shape(y_val)[0], 1))</text:p>
      <text:p text:style-name="P5"/>
      <text:p text:style-name="P5">model = nn.Sequential([</text:p>
      <text:p text:style-name="P5"><text:s text:c="4"/>(2, 'Nothing'),</text:p>
      <text:p text:style-name="P5"><text:s text:c="4"/>(50, 'tanh'),</text:p>
      <text:p text:style-name="P5"><text:s text:c="4"/>(50, 'tanh'), <text:s text:c="4"/></text:p>
      <text:p text:style-name="P5"><text:soft-page-break/><text:s text:c="4"/>(1, 'linear')</text:p>
      <text:p text:style-name="P5">])</text:p>
      <text:p text:style-name="P5"/>
      <text:p text:style-name="P5"># # model.loadWb("weights_2.pkl")</text:p>
      <text:p text:style-name="P5">model.compile(optimizer='generalized delta', loss='cross entropy')</text:p>
      <text:p text:style-name="P5"/>
      <text:p text:style-name="P5">model.fit_r(x, y, 500)</text:p>
      <text:p text:style-name="P5"/>
      <text:p text:style-name="P5">op = model.test_r(x_val,y_val)</text:p>
      <text:p text:style-name="P5">print(op.shape,y_val.shape)</text:p>
      <text:p text:style-name="P5">plt.scatter(y_val,op)</text:p>
      <text:p text:style-name="P5">plt.axis('equal')</text:p>
      <text:p text:style-name="P5">plt.show()</text:p>
      <text:p text:style-name="P5">print(model.W[-1])</text:p>
      <text:p text:style-name="P3">Testing Driver:</text:p>
      <text:p text:style-name="P5">import NeuralNetwork_1 as nn </text:p>
      <text:p text:style-name="P5">import numpy as np</text:p>
      <text:p text:style-name="P5">import matplotlib.pyplot as plt</text:p>
      <text:p text:style-name="P5">from mayavi import mlab</text:p>
      <text:p text:style-name="P5">from matplotlib import cm</text:p>
      <text:p text:style-name="P5"/>
      <text:p text:style-name="P5">f = open("func_app_in/train100.txt",'r')</text:p>
      <text:p text:style-name="P5">l = f.readlines()</text:p>
      <text:p text:style-name="P5">f.close()</text:p>
      <text:p text:style-name="P5"/>
      <text:p text:style-name="P5">x = np.array([(float(s.split(' ')[0]), float(s.split(' ')[1])) for s in l])</text:p>
      <text:p text:style-name="P5">y = np.array([float(s.split(' ')[2]) for s in l])</text:p>
      <text:p text:style-name="P5">y = np.reshape(y, (np.shape(y)[0], 1))</text:p>
      <text:p text:style-name="P5"/>
      <text:p text:style-name="P5">wtfile = "reg_wts.pkl"</text:p>
      <text:p text:style-name="P5"/>
      <text:p text:style-name="P5">model = nn.Sequential([</text:p>
      <text:p text:style-name="P5"><text:s text:c="4"/>(2, 'Nothing'),</text:p>
      <text:p text:style-name="P5"><text:s text:c="4"/>(50, 'tanh'),</text:p>
      <text:p text:style-name="P5"><text:s text:c="4"/>(50, 'tanh'), <text:s text:c="4"/></text:p>
      <text:p text:style-name="P5"><text:s text:c="4"/>(1, 'linear')</text:p>
      <text:p text:style-name="P5">])</text:p>
      <text:p text:style-name="P5"/>
      <text:p text:style-name="P5">model.compile(optimizer='generalized delta', loss='cross entropy')</text:p>
      <text:p text:style-name="P5">model.loadWb(wtfile)</text:p>
      <text:p text:style-name="P5"/>
      <text:p text:style-name="P5">op = model.test_r(x,y)</text:p>
      <text:p text:style-name="P5"/>
      <text:p text:style-name="P5">print(op)</text:p>
      <text:p text:style-name="P3">2D – Non Linear Data:</text:p>
      <text:p text:style-name="P3">Training Driver:</text:p>
      <text:p text:style-name="P5">import NeuralNetwork_1 as nn </text:p>
      <text:p text:style-name="P5">import numpy as np</text:p>
      <text:p text:style-name="P5"/>
      <text:p text:style-name="P5">f = open("traingroup1.csv",'r')</text:p>
      <text:p text:style-name="P5">l = f.readlines()[1:]</text:p>
      <text:p text:style-name="P5">f.close()</text:p>
      <text:p text:style-name="P5"><text:soft-page-break/></text:p>
      <text:p text:style-name="P5">x = np.array([(float(s.split(',')[0]), float(s.split(',')[1])) for s in l])</text:p>
      <text:p text:style-name="P5"># x /= np.sum(x, axis = 0, keepdims = True)</text:p>
      <text:p text:style-name="P5">y = np.array([float(s.split(',')[2]) for s in l])</text:p>
      <text:p text:style-name="P5">y = np.reshape(y, (np.shape(y)[0], 1))</text:p>
      <text:p text:style-name="P5"/>
      <text:p text:style-name="P5">print(x.shape)</text:p>
      <text:p text:style-name="P5">print(y.shape)</text:p>
      <text:p text:style-name="P5"/>
      <text:p text:style-name="P5">model = nn.Sequential([</text:p>
      <text:p text:style-name="P5"><text:s text:c="4"/>(2, 'Nothing'),</text:p>
      <text:p text:style-name="P5"><text:s text:c="4"/>(6, 'tanh'),</text:p>
      <text:p text:style-name="P5"><text:s text:c="4"/>(6, 'tanh'), <text:s text:c="4"/></text:p>
      <text:p text:style-name="P5"><text:s text:c="4"/>(3, 'softmax')</text:p>
      <text:p text:style-name="P5">])</text:p>
      <text:p text:style-name="P5"/>
      <text:p text:style-name="P5"># model.loadWb("weights_2.pkl")</text:p>
      <text:p text:style-name="P5">model.compile(optimizer='adam', loss='cross entropy')</text:p>
      <text:p text:style-name="P5"/>
      <text:p text:style-name="P5">model.fit(x[:250], y[:250], x[250:], y[250:], 10000)</text:p>
      <text:p text:style-name="P3">Testing Driver:</text:p>
      <text:p text:style-name="P5">import NeuralNetwork_1 as nn </text:p>
      <text:p text:style-name="P5">import numpy as np</text:p>
      <text:p text:style-name="P5"/>
      <text:p text:style-name="P5">f = open("traingroup1.csv",'r')</text:p>
      <text:p text:style-name="P5">l = f.readlines()[1:]</text:p>
      <text:p text:style-name="P5">f.close()</text:p>
      <text:p text:style-name="P5">wt_file="delta_2d_non_linear/good_wts_adam.pkl"</text:p>
      <text:p text:style-name="P5"/>
      <text:p text:style-name="P5">x = np.array([(float(s.split(',')[0]), float(s.split(',')[1])) for s in l])</text:p>
      <text:p text:style-name="P5"># x /= np.sum(x, axis = 0, keepdims = True)</text:p>
      <text:p text:style-name="P5">y = np.array([float(s.split(',')[2]) for s in l])</text:p>
      <text:p text:style-name="P5">y = np.reshape(y, (np.shape(y)[0], 1))</text:p>
      <text:p text:style-name="P5"/>
      <text:p text:style-name="P5">print(x.shape)</text:p>
      <text:p text:style-name="P5">print(y.shape)</text:p>
      <text:p text:style-name="P5"/>
      <text:p text:style-name="P5">model = nn.Sequential([</text:p>
      <text:p text:style-name="P5"><text:s text:c="4"/>(2, 'Nothing'),</text:p>
      <text:p text:style-name="P5"><text:s text:c="4"/>(6, 'tanh'),</text:p>
      <text:p text:style-name="P5"><text:s text:c="4"/>(6, 'tanh'), <text:s text:c="4"/></text:p>
      <text:p text:style-name="P5"><text:s text:c="4"/>(3, 'softmax')</text:p>
      <text:p text:style-name="P5">])</text:p>
      <text:p text:style-name="P5"/>
      <text:p text:style-name="P5">model.loadWb(wt_file)</text:p>
      <text:p text:style-name="P5">model.compile(optimizer='generalized delta', loss='cross entropy')</text:p>
      <text:p text:style-name="P5"/>
      <text:p text:style-name="P5">model.test(x,y)</text:p>
      <text:p text:style-name="P3">Training Driver:</text:p>
      <text:p text:style-name="P5">import NeuralNetwork_1 as nn </text:p>
      <text:p text:style-name="P5">import numpy as np</text:p>
      <text:p text:style-name="P5">import glob</text:p>
      <text:p text:style-name="P5"><text:soft-page-break/>from sklearn.preprocessing import StandardScaler</text:p>
      <text:p text:style-name="P5">from sklearn.decomposition import PCA</text:p>
      <text:p text:style-name="P5">import matplotlib.pyplot as plt</text:p>
      <text:p text:style-name="P5"/>
      <text:p text:style-name="P5">fl = glob.glob('img_in/*.npy')</text:p>
      <text:p text:style-name="P5">data = None</text:p>
      <text:p text:style-name="P5">x = None</text:p>
      <text:p text:style-name="P5">y = []</text:p>
      <text:p text:style-name="P5">cnt = 0</text:p>
      <text:p text:style-name="P5">for f in fl:</text:p>
      <text:p text:style-name="P5"><text:s text:c="4"/>tmp = np.load(f)</text:p>
      <text:p text:style-name="P5"><text:s text:c="4"/>if x is None:</text:p>
      <text:p text:style-name="P5"><text:s text:c="8"/>x = tmp</text:p>
      <text:p text:style-name="P5"><text:s text:c="4"/>else:</text:p>
      <text:p text:style-name="P5"><text:s text:c="8"/>x = np.vstack((x, tmp))</text:p>
      <text:p text:style-name="P5"><text:s text:c="4"/>y.extend([cnt]*len(tmp))</text:p>
      <text:p text:style-name="P5"><text:s text:c="4"/>cnt += 1</text:p>
      <text:p text:style-name="P5">y = np.array(y)</text:p>
      <text:p text:style-name="P5"/>
      <text:p text:style-name="P5">x = x.reshape((x.shape[0], x.shape[1]))</text:p>
      <text:p text:style-name="P5">y = y.reshape((y.shape[0], 1))</text:p>
      <text:p text:style-name="P5">shuf = np.arange(len(y))</text:p>
      <text:p text:style-name="P5"/>
      <text:p text:style-name="P5">np.random.shuffle(shuf)</text:p>
      <text:p text:style-name="P5">x = x[shuf]</text:p>
      <text:p text:style-name="P5">y = y[shuf]</text:p>
      <text:p text:style-name="P5"/>
      <text:p text:style-name="P5">x = StandardScaler().fit_transform(x)</text:p>
      <text:p text:style-name="P5">print(x[0].sum(), x[0].max())</text:p>
      <text:p text:style-name="P5"/>
      <text:p text:style-name="P5">pca = PCA(n_components=256)</text:p>
      <text:p text:style-name="P5">x = pca.fit_transform(x)</text:p>
      <text:p text:style-name="P5"/>
      <text:p text:style-name="P5">model = nn.Sequential([</text:p>
      <text:p text:style-name="P5"><text:s text:c="4"/>(80, 'Nothing'),</text:p>
      <text:p text:style-name="P5"><text:s text:c="4"/>(10, 'tanh'),</text:p>
      <text:p text:style-name="P5"><text:s text:c="4"/>(8, 'tanh'),</text:p>
      <text:p text:style-name="P5"><text:s text:c="4"/>(5, 'softmax')</text:p>
      <text:p text:style-name="P5">])</text:p>
      <text:p text:style-name="P5"/>
      <text:p text:style-name="P5">model.compile(optimizer='adam', loss='cross entropy')</text:p>
      <text:p text:style-name="P5"/>
      <text:p text:style-name="P5">model.fit(x[:1000], y[:1000], x[1000:], y[1000:], 10000)</text:p>
      <text:p text:style-name="P5"/>
      <text:p text:style-name="P5"># model.test(x[1200:], y[1200:])</text:p>
      <text:p text:style-name="P3">Testing Driver:</text:p>
      <text:p text:style-name="P5">import NeuralNetwork_1 as nn </text:p>
      <text:p text:style-name="P5">import numpy as np</text:p>
      <text:p text:style-name="P5">import glob</text:p>
      <text:p text:style-name="P5">from sklearn.preprocessing import StandardScaler</text:p>
      <text:p text:style-name="P5">from sklearn.decomposition import PCA</text:p>
      <text:p text:style-name="P5">import matplotlib.pyplot as plt</text:p>
      <text:p text:style-name="P5"><text:soft-page-break/></text:p>
      <text:p text:style-name="P5">wt_file = "gen_delta_image/weights_83_2.pkl"</text:p>
      <text:p text:style-name="P5"/>
      <text:p text:style-name="P5">fl = glob.glob('img_in/*.npy')</text:p>
      <text:p text:style-name="P5">data = None</text:p>
      <text:p text:style-name="P5">x = None</text:p>
      <text:p text:style-name="P5">y = []</text:p>
      <text:p text:style-name="P5">cnt = 0</text:p>
      <text:p text:style-name="P5">for f in fl:</text:p>
      <text:p text:style-name="P5"><text:s text:c="4"/>tmp = np.load(f)</text:p>
      <text:p text:style-name="P5"><text:s text:c="4"/>if x is None:</text:p>
      <text:p text:style-name="P5"><text:s text:c="8"/>x = tmp</text:p>
      <text:p text:style-name="P5"><text:s text:c="4"/>else:</text:p>
      <text:p text:style-name="P5"><text:s text:c="8"/>x = np.vstack((x, tmp))</text:p>
      <text:p text:style-name="P5"><text:s text:c="4"/>y.extend([cnt]*len(tmp))</text:p>
      <text:p text:style-name="P5"><text:s text:c="4"/>cnt += 1</text:p>
      <text:p text:style-name="P5">y = np.array(y)</text:p>
      <text:p text:style-name="P5"/>
      <text:p text:style-name="P5">x = x.reshape((x.shape[0], x.shape[1]))</text:p>
      <text:p text:style-name="P5">y = y.reshape((y.shape[0], 1))</text:p>
      <text:p text:style-name="P5">shuf = np.arange(len(y))</text:p>
      <text:p text:style-name="P5"/>
      <text:p text:style-name="P5">np.random.shuffle(shuf)</text:p>
      <text:p text:style-name="P5">x = x[shuf]</text:p>
      <text:p text:style-name="P5">y = y[shuf]</text:p>
      <text:p text:style-name="P5"/>
      <text:p text:style-name="P5">x = StandardScaler().fit_transform(x)</text:p>
      <text:p text:style-name="P5">print(x[0].sum(), x[0].max())</text:p>
      <text:p text:style-name="P5"/>
      <text:p text:style-name="P5">#pca = PCA(n_components=25)</text:p>
      <text:p text:style-name="P5">#x = pca.fit_transform(x)</text:p>
      <text:p text:style-name="P5"/>
      <text:p text:style-name="P5">model = nn.Sequential([</text:p>
      <text:p text:style-name="P5"><text:s text:c="4"/>(512, 'Nothing'),</text:p>
      <text:p text:style-name="P5"><text:s text:c="4"/>(5, 'tanh'),</text:p>
      <text:p text:style-name="P5"><text:s text:c="4"/>(5, 'tanh'),</text:p>
      <text:p text:style-name="P5"><text:s text:c="4"/>(5, 'softmax')</text:p>
      <text:p text:style-name="P5">])</text:p>
      <text:p text:style-name="P5"/>
      <text:p text:style-name="P5">model.loadWb(wt_file)</text:p>
      <text:p text:style-name="P5">model.compile(optimizer='generalized delta', loss='cross entropy')</text:p>
      <text:p text:style-name="P5"/>
      <text:p text:style-name="P5">model.test(x, 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0:38:40.206418127</meta:creation-date>
    <dc:date>2020-03-01T20:54:15.480173134</dc:date>
    <meta:editing-duration>PT4M44S</meta:editing-duration>
    <meta:editing-cycles>1</meta:editing-cycles>
    <meta:document-statistic meta:table-count="0" meta:image-count="0" meta:object-count="0" meta:page-count="10" meta:paragraph-count="433" meta:word-count="1460" meta:character-count="14993" meta:non-whitespace-character-count="11265"/>
    <meta:generator>LibreOffice/6.0.7.3$Linux_X86_64 LibreOffice_project/00m0$Build-3</meta:generator>
  </office:meta>
</office:document-meta>
</file>